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d9fb5" officeooo:paragraph-rsid="000d9fb5"/>
    </style:style>
    <style:style style:name="P2" style:family="paragraph" style:parent-style-name="Standard">
      <style:text-properties officeooo:rsid="000d9fb5" officeooo:paragraph-rsid="000d9fb5"/>
    </style:style>
    <style:style style:name="P3" style:family="paragraph" style:parent-style-name="Standard">
      <style:text-properties officeooo:rsid="00060cf9" officeooo:paragraph-rsid="00060cf9"/>
    </style:style>
    <style:style style:name="P4" style:family="paragraph" style:parent-style-name="Standard">
      <style:text-properties officeooo:rsid="00079ff8" officeooo:paragraph-rsid="00079ff8"/>
    </style:style>
    <style:style style:name="P5" style:family="paragraph" style:parent-style-name="Standard">
      <style:text-properties officeooo:rsid="000b0065" officeooo:paragraph-rsid="000b0065"/>
    </style:style>
    <style:style style:name="P6" style:family="paragraph" style:parent-style-name="Standard">
      <style:text-properties officeooo:rsid="000c7049" officeooo:paragraph-rsid="000c7049"/>
    </style:style>
    <style:style style:name="P7" style:family="paragraph" style:parent-style-name="Standard">
      <style:text-properties officeooo:rsid="000dcba8" officeooo:paragraph-rsid="000dcba8"/>
    </style:style>
    <style:style style:name="P8" style:family="paragraph" style:parent-style-name="Heading_20_1">
      <style:text-properties officeooo:rsid="000dcba8" officeooo:paragraph-rsid="000dcba8"/>
    </style:style>
    <style:style style:name="P9" style:family="paragraph" style:parent-style-name="Standard">
      <style:paragraph-properties fo:break-before="page"/>
      <style:text-properties officeooo:rsid="000dcba8" officeooo:paragraph-rsid="000dcba8"/>
    </style:style>
    <style:style style:name="P10" style:family="paragraph" style:parent-style-name="Standard">
      <style:text-properties officeooo:rsid="000f08c3" officeooo:paragraph-rsid="000f08c3"/>
    </style:style>
    <style:style style:name="P11" style:family="paragraph" style:parent-style-name="Standard">
      <style:text-properties officeooo:rsid="000fd4e8" officeooo:paragraph-rsid="000fd4e8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text-properties officeooo:rsid="0015c139" officeooo:paragraph-rsid="0015c139"/>
    </style:style>
    <style:style style:name="P14" style:family="paragraph" style:parent-style-name="Standard">
      <style:text-properties officeooo:rsid="0017fc0a" officeooo:paragraph-rsid="0017fc0a"/>
    </style:style>
    <style:style style:name="P15" style:family="paragraph" style:parent-style-name="Standard">
      <style:text-properties officeooo:paragraph-rsid="0017fc0a"/>
    </style:style>
    <style:style style:name="P16" style:family="paragraph" style:parent-style-name="Standard">
      <style:text-properties officeooo:rsid="00184c93" officeooo:paragraph-rsid="00184c93"/>
    </style:style>
    <style:style style:name="P17" style:family="paragraph" style:parent-style-name="Standard">
      <style:text-properties officeooo:paragraph-rsid="00184c93"/>
    </style:style>
    <style:style style:name="T1" style:family="text">
      <style:text-properties officeooo:rsid="00096eee"/>
    </style:style>
    <style:style style:name="T2" style:family="text">
      <style:text-properties officeooo:rsid="000b0065"/>
    </style:style>
    <style:style style:name="T3" style:family="text">
      <style:text-properties officeooo:rsid="0017fc0a"/>
    </style:style>
    <style:style style:name="T4" style:family="text">
      <style:text-properties officeooo:rsid="00184c93"/>
    </style:style>
    <style:style style:name="T5" style:family="text">
      <style:text-properties officeooo:rsid="0018d3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Building a mobile robot</text:p>
      <text:p text:style-name="P15"><text:span text:style-name="T3">série de 19 vidéo</text:span></text:p>
      <text:p text:style-name="P15"/>
      <text:p text:style-name="P16">1- <text:span text:style-name="T5">Install template et git</text:span></text:p>
      <text:p text:style-name="P16"/>
      <text:p text:style-name="P16"/>
      <text:p text:style-name="P17"><text:span text:style-name="T4">2- Creating a rought 3D model of our robot with URDF</text:span></text:p>
      <text:p text:style-name="P16"><text:a xlink:type="simple" xlink:href="https://www.youtube.com/watch?v=BcjHyhV0kIs&amp;list=PLunhqkrRNRhYAffV8JDiFOatQXuU-NnxT&amp;index=2" text:style-name="Internet_20_link" text:visited-style-name="Visited_20_Internet_20_Link">https://www.youtube.com/watch?v=BcjHyhV0kIs&amp;list=PLunhqkrRNRhYAffV8JDiFOatQXuU-NnxT&amp;index=2</text:a></text:p>
      <text:p text:style-name="P16"/>
      <text:p text:style-name="P16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0:19:08.855557855</meta:creation-date>
    <dc:date>2023-02-14T14:49:22.576597575</dc:date>
    <meta:editing-duration>PT1H24M9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1" meta:paragraph-count="5" meta:word-count="25" meta:character-count="209" meta:non-whitespace-character-count="189"/>
  </office:meta>
</office:document-meta>
</file>